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anumSquare" svg:font-family="NanumSquar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NanumSquare" officeooo:rsid="0022145b" officeooo:paragraph-rsid="001e4982"/>
    </style:style>
    <style:style style:name="P2" style:family="paragraph" style:parent-style-name="Standard">
      <style:text-properties style:font-name="NanumSquare" officeooo:rsid="001ef99f" officeooo:paragraph-rsid="001e4982"/>
    </style:style>
    <style:style style:name="P3" style:family="paragraph" style:parent-style-name="Standard">
      <style:paragraph-properties>
        <style:tab-stops>
          <style:tab-stop style:position="0.372in"/>
        </style:tab-stops>
      </style:paragraph-properties>
      <style:text-properties style:font-name="NanumSquare" officeooo:rsid="00227d26" officeooo:paragraph-rsid="001e4982"/>
    </style:style>
    <style:style style:name="P4" style:family="paragraph" style:parent-style-name="Standard">
      <style:paragraph-properties>
        <style:tab-stops>
          <style:tab-stop style:position="0.372in"/>
          <style:tab-stop style:position="0.7555in"/>
        </style:tab-stops>
      </style:paragraph-properties>
      <style:text-properties style:font-name="NanumSquare" officeooo:rsid="00227d26" officeooo:paragraph-rsid="001e4982"/>
    </style:style>
    <style:style style:name="P5" style:family="paragraph" style:parent-style-name="Standard">
      <style:paragraph-properties>
        <style:tab-stops>
          <style:tab-stop style:position="0.372in"/>
        </style:tab-stops>
      </style:paragraph-properties>
      <style:text-properties style:font-name="NanumSquare" fo:font-weight="normal" officeooo:rsid="00227d26" officeooo:paragraph-rsid="001e4982" style:font-weight-asian="normal" style:font-weight-complex="normal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372in"/>
        </style:tab-stops>
      </style:paragraph-properties>
      <style:text-properties style:font-name="NanumSquare" fo:font-weight="normal" officeooo:rsid="00283903" officeooo:paragraph-rsid="001e4982" style:font-weight-asian="normal" style:font-weight-complex="normal"/>
    </style:style>
    <style:style style:name="P7" style:family="paragraph" style:parent-style-name="Standard">
      <style:paragraph-properties>
        <style:tab-stops>
          <style:tab-stop style:position="0.372in"/>
        </style:tab-stops>
      </style:paragraph-properties>
      <style:text-properties style:font-name="NanumSquare" fo:font-style="normal" fo:font-weight="normal" officeooo:rsid="002465a0" officeooo:paragraph-rsid="001e4982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372in"/>
        </style:tab-stops>
      </style:paragraph-properties>
      <style:text-properties style:font-name="NanumSquare" fo:font-style="normal" fo:font-weight="normal" officeooo:rsid="00283903" officeooo:paragraph-rsid="001e4982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372in"/>
        </style:tab-stops>
      </style:paragraph-properties>
      <style:text-properties style:font-name="NanumSquare" officeooo:rsid="002465a0" officeooo:paragraph-rsid="001e4982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.372in"/>
          <style:tab-stop style:position="0.7555in"/>
        </style:tab-stops>
      </style:paragraph-properties>
      <style:text-properties style:font-name="NanumSquare" officeooo:rsid="002465a0" officeooo:paragraph-rsid="001e4982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.372in"/>
          <style:tab-stop style:position="0.7555in"/>
        </style:tab-stops>
      </style:paragraph-properties>
      <style:text-properties style:font-name="NanumSquare" officeooo:rsid="0025305c" officeooo:paragraph-rsid="001e4982"/>
    </style:style>
    <style:style style:name="P12" style:family="paragraph" style:parent-style-name="Standard">
      <loext:graphic-properties draw:fill="none"/>
      <style:paragraph-properties fo:margin-left="0.3752in" fo:margin-right="0in" fo:text-align="justify" style:justify-single-word="false" fo:text-indent="0in" style:auto-text-indent="false" fo:background-color="transparent">
        <style:tab-stops>
          <style:tab-stop style:position="0.372in"/>
        </style:tab-stops>
      </style:paragraph-properties>
      <style:text-properties officeooo:rsid="00271dfd" officeooo:paragraph-rsid="001e4982"/>
    </style:style>
    <style:style style:name="P13" style:family="paragraph" style:parent-style-name="Standard">
      <loext:graphic-properties draw:fill="none"/>
      <style:paragraph-properties fo:margin-left="0.3752in" fo:margin-right="0in" fo:text-align="justify" style:justify-single-word="false" fo:text-indent="0in" style:auto-text-indent="false" fo:background-color="transparent">
        <style:tab-stops>
          <style:tab-stop style:position="0.372in"/>
        </style:tab-stops>
      </style:paragraph-properties>
      <style:text-properties style:font-name="NanumSquare" fo:font-weight="normal" officeooo:rsid="00283903" officeooo:paragraph-rsid="001e4982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.3752in" fo:margin-right="0in" fo:text-align="justify" style:justify-single-word="false" fo:text-indent="0in" style:auto-text-indent="false" fo:background-color="transparent">
        <style:tab-stops>
          <style:tab-stop style:position="0.372in"/>
        </style:tab-stops>
      </style:paragraph-properties>
      <style:text-properties style:font-name="NanumSquare" fo:font-weight="normal" officeooo:rsid="002981cd" officeooo:paragraph-rsid="001e4982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.3752in" fo:margin-right="0in" fo:text-align="justify" style:justify-single-word="false" fo:text-indent="0in" style:auto-text-indent="false" fo:background-color="transparent">
        <style:tab-stops>
          <style:tab-stop style:position="0.372in"/>
        </style:tab-stops>
      </style:paragraph-properties>
      <style:text-properties style:font-name="NanumSquare" fo:font-style="normal" fo:font-weight="normal" officeooo:rsid="00283903" officeooo:paragraph-rsid="001e4982" style:font-style-asian="normal" style:font-weight-asian="normal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.3752in" fo:margin-right="0in" fo:text-align="justify" style:justify-single-word="false" fo:text-indent="0in" style:auto-text-indent="false" fo:background-color="transparent">
        <style:tab-stops>
          <style:tab-stop style:position="0.372in"/>
        </style:tab-stops>
      </style:paragraph-properties>
      <style:text-properties style:font-name="NanumSquare" fo:font-style="normal" fo:font-weight="normal" officeooo:rsid="002981cd" officeooo:paragraph-rsid="001e4982" style:font-style-asian="normal" style:font-weight-asian="normal" style:font-style-complex="normal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.3752in" fo:margin-right="0in" fo:text-align="justify" style:justify-single-word="false" fo:text-indent="0in" style:auto-text-indent="false" style:page-number="auto" fo:background-color="transparent">
        <style:tab-stops>
          <style:tab-stop style:position="0.372in"/>
        </style:tab-stops>
      </style:paragraph-properties>
      <style:text-properties officeooo:rsid="00271dfd" officeooo:paragraph-rsid="001e4982"/>
    </style:style>
    <style:style style:name="P18" style:family="paragraph" style:parent-style-name="Standard" style:master-page-name="">
      <loext:graphic-properties draw:fill="none"/>
      <style:paragraph-properties fo:margin-left="0.3752in" fo:margin-right="0in" fo:text-align="justify" style:justify-single-word="false" fo:text-indent="0in" style:auto-text-indent="false" style:page-number="auto" fo:background-color="transparent">
        <style:tab-stops>
          <style:tab-stop style:position="0.372in"/>
        </style:tab-stops>
      </style:paragraph-properties>
      <style:text-properties fo:color="#0000ff" style:font-name="NanumSquare" fo:font-style="normal" fo:font-weight="normal" officeooo:rsid="00283903" officeooo:paragraph-rsid="001e4982" style:font-style-asian="normal" style:font-weight-asian="normal" style:font-style-complex="normal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0.3752in" fo:margin-right="0in" fo:text-align="justify" style:justify-single-word="false" fo:text-indent="0in" style:auto-text-indent="false" style:page-number="auto" fo:background-color="transparent">
        <style:tab-stops>
          <style:tab-stop style:position="0.372in"/>
        </style:tab-stops>
      </style:paragraph-properties>
      <style:text-properties style:font-name="NanumSquare" fo:font-style="normal" fo:font-weight="normal" officeooo:rsid="002981cd" officeooo:paragraph-rsid="001e4982" style:font-style-asian="normal" style:font-weight-asian="normal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.75in" fo:margin-right="0in" fo:text-align="justify" style:justify-single-word="false" fo:text-indent="0in" style:auto-text-indent="false" fo:background-color="transparent">
        <style:tab-stops>
          <style:tab-stop style:position="0.372in"/>
        </style:tab-stops>
      </style:paragraph-properties>
      <style:text-properties style:font-name="NanumSquare" fo:font-weight="normal" officeooo:rsid="00283903" officeooo:paragraph-rsid="001e4982" style:font-weight-asian="normal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>
        <style:tab-stops>
          <style:tab-stop style:position="0.372in"/>
        </style:tab-stops>
      </style:paragraph-properties>
      <style:text-properties style:font-name="NanumSquare" fo:font-weight="normal" officeooo:rsid="00283903" officeooo:paragraph-rsid="001e4982" style:font-weight-asian="normal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0.3752in" fo:margin-right="0in" fo:text-align="justify" style:justify-single-word="false" fo:text-indent="-0.3752in" style:auto-text-indent="false" style:page-number="auto" fo:background-color="transparent">
        <style:tab-stops>
          <style:tab-stop style:position="0.372in"/>
        </style:tab-stops>
      </style:paragraph-properties>
      <style:text-properties style:font-name="NanumSquare" fo:font-weight="normal" officeooo:rsid="00283903" officeooo:paragraph-rsid="001e4982" style:font-weight-asian="normal" style:font-weight-complex="normal"/>
    </style:style>
    <style:style style:name="P23" style:family="paragraph" style:parent-style-name="Standard">
      <style:paragraph-properties fo:line-height="100%"/>
      <style:text-properties style:font-name="NanumSquare" officeooo:rsid="001e4982" officeooo:paragraph-rsid="001e4982"/>
    </style:style>
    <style:style style:name="P24" style:family="paragraph" style:parent-style-name="Standard">
      <style:text-properties style:font-name="NanumSquare" officeooo:rsid="001ef99f" officeooo:paragraph-rsid="001e4982"/>
    </style:style>
    <style:style style:name="P25" style:family="paragraph" style:parent-style-name="Standard">
      <style:paragraph-properties fo:line-height="100%"/>
      <style:text-properties style:font-name="NanumSquare" fo:font-size="11pt" officeooo:rsid="001ef99f" officeooo:paragraph-rsid="001e4982" style:font-size-asian="11pt" style:font-size-complex="11pt"/>
    </style:style>
    <style:style style:name="P26" style:family="paragraph" style:parent-style-name="Standard">
      <style:paragraph-properties fo:line-height="100%"/>
      <style:text-properties style:font-name="NanumSquare" fo:font-size="11pt" officeooo:rsid="001e4982" officeooo:paragraph-rsid="001e4982" style:font-size-asian="11pt" style:font-size-complex="11pt"/>
    </style:style>
    <style:style style:name="P27" style:family="paragraph" style:parent-style-name="Standard">
      <style:paragraph-properties fo:text-align="justify" style:justify-single-word="false">
        <style:tab-stops>
          <style:tab-stop style:position="0.372in"/>
          <style:tab-stop style:position="0.7555in"/>
        </style:tab-stops>
      </style:paragraph-properties>
      <style:text-properties style:font-name="NanumSquare" fo:font-weight="normal" officeooo:rsid="0025305c" officeooo:paragraph-rsid="00217422" style:font-weight-asian="normal" style:font-weight-complex="normal"/>
    </style:style>
    <style:style style:name="P28" style:family="paragraph" style:parent-style-name="Standard">
      <style:paragraph-properties fo:text-align="justify" style:justify-single-word="false">
        <style:tab-stops>
          <style:tab-stop style:position="0.372in"/>
          <style:tab-stop style:position="0.7555in"/>
        </style:tab-stops>
      </style:paragraph-properties>
      <style:text-properties style:font-name="NanumSquare" officeooo:rsid="0025305c" officeooo:paragraph-rsid="00217422"/>
    </style:style>
    <style:style style:name="P29" style:family="paragraph" style:parent-style-name="Standard">
      <style:paragraph-properties fo:text-align="justify" style:justify-single-word="false">
        <style:tab-stops>
          <style:tab-stop style:position="0.372in"/>
        </style:tab-stops>
      </style:paragraph-properties>
      <style:text-properties officeooo:paragraph-rsid="00233c48"/>
    </style:style>
    <style:style style:name="P30" style:family="paragraph" style:parent-style-name="Standard" style:master-page-name="">
      <loext:graphic-properties draw:fill="none"/>
      <style:paragraph-properties fo:margin-left="0.1866in" fo:margin-right="0in" fo:line-height="100%" fo:text-indent="0in" style:auto-text-indent="false" style:page-number="auto" fo:background-color="transparent"/>
      <style:text-properties style:font-name="NanumSquare" fo:font-size="11pt" officeooo:rsid="001e4982" officeooo:paragraph-rsid="001e4982" style:font-size-asian="11pt" style:font-size-complex="11pt"/>
    </style:style>
    <style:style style:name="P31" style:family="paragraph" style:parent-style-name="Standard">
      <loext:graphic-properties draw:fill="none"/>
      <style:paragraph-properties fo:margin-left="0.1866in" fo:margin-right="0in" fo:line-height="100%" fo:text-indent="0in" style:auto-text-indent="false" fo:background-color="transparent"/>
      <style:text-properties style:font-name="NanumSquare" officeooo:rsid="001ef99f" officeooo:paragraph-rsid="001e4982"/>
    </style:style>
    <style:style style:name="P32" style:family="paragraph" style:parent-style-name="Standard">
      <loext:graphic-properties draw:fill="none"/>
      <style:paragraph-properties fo:margin-left="0.1866in" fo:margin-right="0in" fo:line-height="100%" fo:text-indent="0in" style:auto-text-indent="false" fo:background-color="transparent"/>
      <style:text-properties style:font-name="NanumSquare" fo:font-size="11pt" officeooo:rsid="001e4982" officeooo:paragraph-rsid="001e4982" style:font-size-asian="11pt" style:font-size-complex="11pt"/>
    </style:style>
    <style:style style:name="P33" style:family="paragraph" style:parent-style-name="Standard" style:master-page-name="">
      <loext:graphic-properties draw:fill="none"/>
      <style:paragraph-properties fo:margin-left="0.1866in" fo:margin-right="0in" fo:line-height="100%" fo:text-indent="0in" style:auto-text-indent="false" style:page-number="auto" fo:background-color="transparent"/>
      <style:text-properties style:font-name="NanumSquare" fo:font-size="11pt" officeooo:rsid="001e4982" officeooo:paragraph-rsid="001e4982" style:font-size-asian="11pt" style:font-size-complex="11pt"/>
    </style:style>
    <style:style style:name="P34" style:family="paragraph" style:parent-style-name="Standard" style:master-page-name="">
      <loext:graphic-properties draw:fill="none"/>
      <style:paragraph-properties fo:margin-left="0.3752in" fo:margin-right="0in" fo:text-indent="0in" style:auto-text-indent="false" style:page-number="auto" fo:background-color="transparent">
        <style:tab-stops>
          <style:tab-stop style:position="0.372in"/>
          <style:tab-stop style:position="0.7555in"/>
        </style:tab-stops>
      </style:paragraph-properties>
      <style:text-properties style:font-name="NanumSquare" fo:font-weight="normal" officeooo:rsid="00227d26" officeooo:paragraph-rsid="002159ff" style:font-weight-asian="normal" style:font-weight-complex="normal"/>
    </style:style>
    <style:style style:name="P35" style:family="paragraph" style:parent-style-name="Standard" style:master-page-name="">
      <loext:graphic-properties draw:fill="none"/>
      <style:paragraph-properties fo:margin-left="0.3752in" fo:margin-right="0in" fo:text-align="justify" style:justify-single-word="false" fo:text-indent="0in" style:auto-text-indent="false" style:page-number="auto" fo:background-color="transparent">
        <style:tab-stops>
          <style:tab-stop style:position="0.372in"/>
        </style:tab-stops>
      </style:paragraph-properties>
      <style:text-properties officeooo:rsid="00233c48" officeooo:paragraph-rsid="00233c48"/>
    </style:style>
    <style:style style:name="P36" style:family="paragraph" style:parent-style-name="Standard" style:master-page-name="">
      <loext:graphic-properties draw:fill="none"/>
      <style:paragraph-properties fo:margin-left="0.3752in" fo:margin-right="0in" fo:text-indent="0in" style:auto-text-indent="false" style:page-number="auto" fo:background-color="transparent">
        <style:tab-stops>
          <style:tab-stop style:position="0.372in"/>
          <style:tab-stop style:position="0.7555in"/>
        </style:tab-stops>
      </style:paragraph-properties>
      <style:text-properties style:font-name="NanumSquare" fo:font-weight="normal" officeooo:rsid="00227d26" officeooo:paragraph-rsid="002159ff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372in"/>
          <style:tab-stop style:position="0.7555in"/>
        </style:tab-stops>
      </style:paragraph-properties>
      <style:text-properties style:font-name="NanumSquare" fo:font-weight="normal" officeooo:rsid="00227d26" officeooo:paragraph-rsid="002159ff" style:font-weight-asian="normal" style:font-weight-complex="normal"/>
    </style:style>
    <style:style style:name="P38" style:family="paragraph" style:parent-style-name="Standard">
      <loext:graphic-properties draw:fill="none"/>
      <style:paragraph-properties fo:margin-left="0.3752in" fo:margin-right="0in" fo:text-align="justify" style:justify-single-word="false" fo:text-indent="0in" style:auto-text-indent="false" fo:background-color="transparent">
        <style:tab-stops>
          <style:tab-stop style:position="0.372in"/>
        </style:tab-stops>
      </style:paragraph-properties>
      <style:text-properties style:font-name="NanumSquare" fo:font-weight="normal" officeooo:rsid="002981cd" officeooo:paragraph-rsid="002428dd" style:font-weight-asian="normal" style:font-weight-complex="normal"/>
    </style:style>
    <style:style style:name="P39" style:family="paragraph" style:parent-style-name="Standard">
      <loext:graphic-properties draw:fill="none"/>
      <style:paragraph-properties fo:margin-left="0.3752in" fo:margin-right="0in" fo:text-align="justify" style:justify-single-word="false" fo:text-indent="0in" style:auto-text-indent="false" fo:background-color="transparent">
        <style:tab-stops>
          <style:tab-stop style:position="0.372in"/>
        </style:tab-stops>
      </style:paragraph-properties>
      <style:text-properties style:font-name="NanumSquare" fo:font-weight="normal" officeooo:rsid="00233c48" officeooo:paragraph-rsid="00233c48" style:font-weight-asian="normal" style:font-weight-complex="normal"/>
    </style:style>
    <style:style style:name="P40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372in"/>
          <style:tab-stop style:position="0.7555in"/>
        </style:tab-stops>
      </style:paragraph-properties>
      <style:text-properties style:font-name="NanumSquare" fo:font-style="normal" fo:font-weight="normal" officeooo:rsid="002159ff" officeooo:paragraph-rsid="002159ff" style:font-style-asian="normal" style:font-weight-asian="normal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.3752in" fo:margin-right="0in" fo:text-align="justify" style:justify-single-word="false" fo:text-indent="0in" style:auto-text-indent="false" fo:background-color="transparent">
        <style:tab-stops>
          <style:tab-stop style:position="0.372in"/>
        </style:tab-stops>
      </style:paragraph-properties>
      <style:text-properties officeooo:rsid="00233c48" officeooo:paragraph-rsid="00233c48"/>
    </style:style>
    <style:style style:name="P42" style:family="paragraph" style:parent-style-name="Standard" style:master-page-name="">
      <loext:graphic-properties draw:fill="none"/>
      <style:paragraph-properties fo:margin-left="0.3752in" fo:margin-right="0in" fo:text-indent="-0.3752in" style:auto-text-indent="false" style:page-number="auto" fo:background-color="transparent">
        <style:tab-stops/>
      </style:paragraph-properties>
      <style:text-properties style:font-name="NanumSquare" officeooo:rsid="00227d26" officeooo:paragraph-rsid="001e4982"/>
    </style:style>
    <style:style style:name="P43" style:family="paragraph" style:parent-style-name="Standard" style:master-page-name="">
      <loext:graphic-properties draw:fill="none"/>
      <style:paragraph-properties fo:margin-left="0.3752in" fo:margin-right="0in" fo:text-align="justify" style:justify-single-word="false" fo:text-indent="-0.3752in" style:auto-text-indent="false" style:page-number="auto" fo:background-color="transparent">
        <style:tab-stops>
          <style:tab-stop style:position="0.372in"/>
        </style:tab-stops>
      </style:paragraph-properties>
      <style:text-properties style:font-name="NanumSquare" officeooo:rsid="002465a0" officeooo:paragraph-rsid="001e4982"/>
    </style:style>
    <style:style style:name="P44" style:family="paragraph" style:parent-style-name="Standard" style:master-page-name="">
      <loext:graphic-properties draw:fill="none"/>
      <style:paragraph-properties fo:margin-left="0.3752in" fo:margin-right="0in" fo:text-align="justify" style:justify-single-word="false" fo:text-indent="-0.3752in" style:auto-text-indent="false" style:page-number="auto" fo:background-color="transparent">
        <style:tab-stops>
          <style:tab-stop style:position="0.372in"/>
        </style:tab-stops>
      </style:paragraph-properties>
      <style:text-properties officeooo:paragraph-rsid="00233c48"/>
    </style:style>
    <style:style style:name="P45" style:family="paragraph" style:parent-style-name="Standard">
      <loext:graphic-properties draw:fill="none"/>
      <style:paragraph-properties fo:margin-left="0.75in" fo:margin-right="0in" fo:text-align="justify" style:justify-single-word="false" fo:text-indent="-0.3752in" style:auto-text-indent="false" fo:background-color="transparent" style:shadow="none" style:writing-mode="page">
        <style:tab-stops>
          <style:tab-stop style:position="0.372in"/>
        </style:tab-stops>
      </style:paragraph-properties>
      <style:text-properties style:font-name="NanumSquare" officeooo:rsid="002290e2" officeooo:paragraph-rsid="002290e2"/>
    </style:style>
    <style:style style:name="P46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-0.3752in" style:auto-text-indent="false" style:page-number="auto" fo:background-color="transparent" style:shadow="none" style:writing-mode="page">
        <style:tab-stops>
          <style:tab-stop style:position="0.372in"/>
        </style:tab-stops>
      </style:paragraph-properties>
      <style:text-properties style:font-name="NanumSquare" officeooo:rsid="0025e0ed" officeooo:paragraph-rsid="001e4982"/>
    </style:style>
    <style:style style:name="P47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-0.3752in" style:auto-text-indent="false" style:page-number="auto" fo:background-color="transparent">
        <style:tab-stops>
          <style:tab-stop style:position="0.372in"/>
        </style:tab-stops>
      </style:paragraph-properties>
      <style:text-properties officeooo:rsid="00233c48" officeooo:paragraph-rsid="00233c48"/>
    </style:style>
    <style:style style:name="P48" style:family="paragraph" style:parent-style-name="Standard">
      <loext:graphic-properties draw:fill="none"/>
      <style:paragraph-properties fo:margin-left="0.75in" fo:margin-right="0in" fo:text-align="justify" style:justify-single-word="false" fo:text-indent="-0.3752in" style:auto-text-indent="false" fo:background-color="transparent">
        <style:tab-stops>
          <style:tab-stop style:position="0.372in"/>
        </style:tab-stops>
      </style:paragraph-properties>
      <style:text-properties officeooo:rsid="00233c48" officeooo:paragraph-rsid="00233c48"/>
    </style:style>
    <style:style style:name="P49" style:family="paragraph" style:parent-style-name="Standard">
      <loext:graphic-properties draw:fill="none"/>
      <style:paragraph-properties fo:margin-left="0.75in" fo:margin-right="0in" fo:text-align="justify" style:justify-single-word="false" fo:text-indent="-0.3752in" style:auto-text-indent="false" fo:background-color="transparent">
        <style:tab-stops>
          <style:tab-stop style:position="0.372in"/>
        </style:tab-stops>
      </style:paragraph-properties>
      <style:text-properties fo:font-style="italic" officeooo:rsid="002428dd" officeooo:paragraph-rsid="002428dd" style:font-style-asian="italic" style:font-style-complex="italic"/>
    </style:style>
    <style:style style:name="P50" style:family="paragraph" style:parent-style-name="Standard">
      <loext:graphic-properties draw:fill="none"/>
      <style:paragraph-properties fo:margin-left="0.75in" fo:margin-right="0in" fo:text-align="justify" style:justify-single-word="false" fo:text-indent="-0.3752in" style:auto-text-indent="false" fo:background-color="transparent">
        <style:tab-stops>
          <style:tab-stop style:position="0.372in"/>
        </style:tab-stops>
      </style:paragraph-properties>
      <style:text-properties fo:font-style="italic" fo:font-weight="normal" officeooo:rsid="002428dd" officeooo:paragraph-rsid="002428dd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cff3" style:font-weight-asian="bold" style:font-weight-complex="bold"/>
    </style:style>
    <style:style style:name="T3" style:family="text">
      <style:text-properties fo:font-weight="bold" officeooo:rsid="00217422" style:font-weight-asian="bold" style:font-weight-complex="bold"/>
    </style:style>
    <style:style style:name="T4" style:family="text">
      <style:text-properties fo:font-weight="bold" officeooo:rsid="00233c48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465a0" style:font-weight-asian="normal" style:font-weight-complex="normal"/>
    </style:style>
    <style:style style:name="T7" style:family="text">
      <style:text-properties fo:font-style="italic" fo:font-weight="bold" officeooo:rsid="002465a0" style:font-style-asian="italic" style:font-weight-asian="bold" style:font-style-complex="italic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2465a0" style:font-style-asian="italic" style:font-weight-asian="normal" style:font-style-complex="italic" style:font-weight-complex="normal"/>
    </style:style>
    <style:style style:name="T10" style:family="text">
      <style:text-properties fo:font-style="italic" officeooo:rsid="002159ff" style:font-style-asian="italic" style:font-style-complex="italic"/>
    </style:style>
    <style:style style:name="T11" style:family="text">
      <style:text-properties fo:font-style="italic" officeooo:rsid="00217422" style:font-style-asian="italic" style:font-style-complex="italic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465a0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5305c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5e0ed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159ff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17422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290e2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25e0ed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2159ff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217422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233c48" style:font-style-asian="normal" style:font-weight-asian="bold" style:font-style-complex="normal" style:font-weight-complex="bold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2465a0" style:font-style-asian="normal" style:font-style-complex="normal"/>
    </style:style>
    <style:style style:name="T26" style:family="text">
      <style:text-properties fo:font-style="normal" officeooo:rsid="002981cd" style:font-style-asian="normal" style:font-style-complex="normal"/>
    </style:style>
    <style:style style:name="T27" style:family="text">
      <style:text-properties fo:font-style="normal" officeooo:rsid="0029a198" style:font-style-asian="normal" style:font-style-complex="normal"/>
    </style:style>
    <style:style style:name="T28" style:family="text">
      <style:text-properties fo:font-style="normal" officeooo:rsid="002159ff" style:font-style-asian="normal" style:font-style-complex="normal"/>
    </style:style>
    <style:style style:name="T29" style:family="text">
      <style:text-properties fo:font-style="normal" officeooo:rsid="00217422" style:font-style-asian="normal" style:font-style-complex="normal"/>
    </style:style>
    <style:style style:name="T30" style:family="text">
      <style:text-properties fo:font-style="normal" officeooo:rsid="00233c48" style:font-style-asian="normal" style:font-style-complex="normal"/>
    </style:style>
    <style:style style:name="T31" style:family="text">
      <style:text-properties fo:font-style="normal" officeooo:rsid="002428dd" style:font-style-asian="normal" style:font-style-complex="normal"/>
    </style:style>
    <style:style style:name="T32" style:family="text">
      <style:text-properties style:font-name="NanumSquare"/>
    </style:style>
    <style:style style:name="T33" style:family="text">
      <style:text-properties style:font-name="NanumSquare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style:font-name="NanumSquare" fo:font-style="normal" fo:font-weight="normal" officeooo:rsid="002465a0" style:font-style-asian="normal" style:font-weight-asian="normal" style:font-style-complex="normal" style:font-weight-complex="normal"/>
    </style:style>
    <style:style style:name="T35" style:family="text">
      <style:text-properties style:font-name="NanumSquare" fo:font-style="normal" fo:font-weight="normal" officeooo:rsid="00271dfd" style:font-style-asian="normal" style:font-weight-asian="normal" style:font-style-complex="normal" style:font-weight-complex="normal"/>
    </style:style>
    <style:style style:name="T36" style:family="text">
      <style:text-properties style:font-name="NanumSquare" fo:font-style="normal" fo:font-weight="normal" officeooo:rsid="00233c48" style:font-style-asian="normal" style:font-weight-asian="normal" style:font-style-complex="normal" style:font-weight-complex="normal"/>
    </style:style>
    <style:style style:name="T37" style:family="text">
      <style:text-properties style:font-name="NanumSquare" fo:font-style="normal" fo:font-weight="normal" officeooo:rsid="002428dd" style:font-style-asian="normal" style:font-weight-asian="normal" style:font-style-complex="normal" style:font-weight-complex="normal"/>
    </style:style>
    <style:style style:name="T38" style:family="text">
      <style:text-properties style:font-name="NanumSquare"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style:font-name="NanumSquare" fo:font-style="normal" fo:font-weight="bold" officeooo:rsid="00271dfd" style:font-style-asian="normal" style:font-weight-asian="bold" style:font-style-complex="normal" style:font-weight-complex="bold"/>
    </style:style>
    <style:style style:name="T40" style:family="text">
      <style:text-properties style:font-name="NanumSquare" fo:font-style="normal" fo:font-weight="bold" officeooo:rsid="00233c48" style:font-style-asian="normal" style:font-weight-asian="bold" style:font-style-complex="normal" style:font-weight-complex="bold"/>
    </style:style>
    <style:style style:name="T41" style:family="text">
      <style:text-properties style:font-name="NanumSquare" fo:font-style="normal" style:font-style-asian="normal" style:font-style-complex="normal"/>
    </style:style>
    <style:style style:name="T42" style:family="text">
      <style:text-properties style:font-name="NanumSquare" fo:font-style="normal" officeooo:rsid="00233c48" style:font-style-asian="normal" style:font-style-complex="normal"/>
    </style:style>
    <style:style style:name="T43" style:family="text">
      <style:text-properties style:font-name="NanumSquare" fo:font-style="italic" fo:font-weight="normal" style:font-style-asian="italic" style:font-weight-asian="normal" style:font-style-complex="italic" style:font-weight-complex="normal"/>
    </style:style>
    <style:style style:name="T44" style:family="text">
      <style:text-properties style:font-name="NanumSquare" fo:font-style="italic" fo:font-weight="normal" officeooo:rsid="002428dd" style:font-style-asian="italic" style:font-weight-asian="normal" style:font-style-complex="italic" style:font-weight-complex="normal"/>
    </style:style>
    <style:style style:name="T45" style:family="text">
      <style:text-properties style:font-name="NanumSquare" fo:font-weight="bold" style:font-weight-asian="bold" style:font-weight-complex="bold"/>
    </style:style>
    <style:style style:name="T46" style:family="text">
      <style:text-properties style:font-name="NanumSquare" fo:font-weight="normal" style:font-weight-asian="normal" style:font-weight-complex="normal"/>
    </style:style>
    <style:style style:name="T47" style:family="text">
      <style:text-properties style:font-name="NanumSquare" fo:font-weight="normal" officeooo:rsid="00233c48" style:font-weight-asian="normal" style:font-weight-complex="normal"/>
    </style:style>
    <style:style style:name="T48" style:family="text">
      <style:text-properties style:font-name="NanumSquare" officeooo:rsid="00233c48"/>
    </style:style>
    <style:style style:name="T49" style:family="text">
      <style:text-properties fo:color="#0000ff" fo:font-style="normal" style:font-style-asian="normal" style:font-style-complex="normal"/>
    </style:style>
    <style:style style:name="T50" style:family="text">
      <style:text-properties officeooo:rsid="001e4982"/>
    </style:style>
    <style:style style:name="T51" style:family="text">
      <style:text-properties fo:font-size="11pt" style:font-size-asian="11pt" style:font-size-complex="11pt"/>
    </style:style>
    <style:style style:name="T52" style:family="text">
      <style:text-properties fo:font-size="11pt" officeooo:rsid="001e4982" style:font-size-asian="11pt" style:font-size-complex="11pt"/>
    </style:style>
    <style:style style:name="T53" style:family="text">
      <style:text-properties officeooo:rsid="001fcff3"/>
    </style:style>
    <style:style style:name="T54" style:family="text">
      <style:text-properties officeooo:rsid="00217422"/>
    </style:style>
    <style:style style:name="T55" style:family="text">
      <style:text-properties officeooo:rsid="00233c4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ugas</text:p>
      <text:p text:style-name="P2"/>
      <text:p text:style-name="P23">C<text:span text:style-name="T51">ontoh: Buat form!</text:span></text:p>
      <text:p text:style-name="P25"/>
      <text:p text:style-name="P26">1. Buat kelas baru bertipe Jframe Form, dan beri nama. Misalnya MainFrm.java</text:p>
      <text:p text:style-name="P26">2. Masukkan komponen yang diperlukan ke dalam form</text:p>
      <text:p text:style-name="P30">a) Empat buah objek JLabel untuk label Nama , TTL, Jenis Kelamin, dan Hobi</text:p>
      <text:p text:style-name="P30">b) Dua buah objek JTextField untuk Nama dan TTL. Ubah nama variabel ke txtNama dan</text:p>
      <text:p text:style-name="P32">txtLahir, lalu hapus teks bawaannya.</text:p>
      <text:p text:style-name="P32">c) Dua buah objek JRadioButton, beri nama jrLaki dan jrPerempuan.</text:p>
      <text:p text:style-name="P32">d) Objek ButtonGroup, beri nama bgJenisKelamin.</text:p>
      <text:p text:style-name="P32">e) Empat buah objek JCheckBox, beri nama cbOlahraga, cbBaca, cbJalan, dan cbTidur.</text:p>
      <text:p text:style-name="P32">f) Objek JButton, beri nama btnOk, dan ubah Teksnya jadi OK.</text:p>
      <text:p text:style-name="P31"><text:span text:style-name="T52">g) ObjextTextArea,</text:span><text:span text:style-name="T50"> beri nama textHasil.</text:span>Buat proyek baru, beri nama <text:span text:style-name="T1">TugasDua</text:span></text:p>
      <text:p text:style-name="P2"/>
      <text:p text:style-name="P1"><text:span text:style-name="T1">CARA MENGERJAKAN MENGGUNAKAN NETBEAN 8</text:span>.2</text:p>
      <text:p text:style-name="P3">1.<text:tab/>Buat New Project dan beri nama <text:span text:style-name="T1">Tugas</text:span><text:span text:style-name="T2">Tiga</text:span></text:p>
      <text:p text:style-name="P5">2.<text:tab/>Buat Package dan beri nama tugas<text:span text:style-name="T53">tig</text:span>a</text:p>
      <text:p text:style-name="P5">3.<text:tab/>Buat New Java Class dan beri nama Tugas<text:span text:style-name="T53">Tig</text:span>a.java</text:p>
      <text:p text:style-name="P5">4.<text:tab/>Buat New JFrame Form dan beri nama Tugas<text:span text:style-name="T53">Tig</text:span>aForm</text:p>
      <text:p text:style-name="P42"><text:span text:style-name="T5">5.<text:tab/></text:span><text:span text:style-name="T6">Dari Swing Control gunakan </text:span><text:span text:style-name="T7">Label</text:span><text:span text:style-name="T13"> untuk membuat </text:span><text:span text:style-name="T16">Nama, TTL, Jenis Kelamin </text:span><text:span text:style-name="T13">dan </text:span><text:span text:style-name="T16">Hobi</text:span></text:p>
      <text:p text:style-name="P7"><text:tab/>caranya :</text:p>
      <text:p text:style-name="P4"><text:span text:style-name="T13"><text:tab/>- <text:tab/>pilih </text:span><text:span text:style-name="T9">Label , </text:span><text:span text:style-name="T17">tentukan posisi</text:span><text:span text:style-name="T13"><text:tab/></text:span></text:p>
      <text:p text:style-name="P4"><text:span text:style-name="T13"><text:tab/>- <text:tab/>klik kanan </text:span><text:span text:style-name="T17">jLabel1 </text:span><text:span text:style-name="T13">kemudian </text:span><text:span text:style-name="T14">pilih </text:span><text:span text:style-name="T9">Edit Text</text:span><text:span text:style-name="T13"> menjadi </text:span><text:span text:style-name="T21">Nama</text:span></text:p>
      <text:p text:style-name="P34"><text:span text:style-name="T25">- <text:tab/></text:span><text:span text:style-name="T28">pilih </text:span><text:span text:style-name="T10">Label, </text:span><text:span text:style-name="T28"><text:s/></text:span><text:span text:style-name="T29">letakkan dibawah jLabel1</text:span></text:p>
      <text:p text:style-name="P34"><text:span text:style-name="T10">- <text:tab/></text:span><text:span text:style-name="T28">klik kanan </text:span><text:span text:style-name="T29">jLabel2 </text:span><text:span text:style-name="T28">kemudian pilih</text:span><text:span text:style-name="T25"> </text:span><text:span text:style-name="T10">Edit </text:span><text:span text:style-name="T28">Text menjadi </text:span><text:span text:style-name="T21">TTL</text:span></text:p>
      <text:p text:style-name="P37"><text:span text:style-name="T28">-<text:tab/>pilih </text:span><text:span text:style-name="T10">Label, </text:span><text:span text:style-name="T29">letakkan dibawah jLabel2</text:span></text:p>
      <text:p text:style-name="P37"><text:span text:style-name="T28">-<text:tab/>klik kanan </text:span><text:span text:style-name="T29">jLabel3 </text:span><text:span text:style-name="T28">kemudian pilih </text:span><text:span text:style-name="T10">Edit Text </text:span><text:span text:style-name="T28">menjadi </text:span><text:span text:style-name="T21">Jenis Kelamin</text:span></text:p>
      <text:p text:style-name="P37"><text:span text:style-name="T28">-<text:tab/>pilih </text:span><text:span text:style-name="T10">Label, </text:span><text:span text:style-name="T29">letakkan dibawah jLabel3</text:span></text:p>
      <text:p text:style-name="P40">-<text:tab/>klik kanan <text:span text:style-name="T54">jLabel4 </text:span>kemudian pilih <text:span text:style-name="T11">Edit Text </text:span><text:span text:style-name="T54">menjadi </text:span><text:span text:style-name="T3">Hobi</text:span></text:p>
      <text:p text:style-name="P9"><text:span text:style-name="T5">6.<text:tab/>Dari Swing Control gunakan </text:span><text:span text:style-name="T8">TextField</text:span><text:span text:style-name="T12"> <text:s/>untuk membuat kotak isian </text:span><text:span text:style-name="T21">Nama</text:span><text:span text:style-name="T12">, </text:span><text:span text:style-name="T19">T</text:span><text:span text:style-name="T21">TL</text:span></text:p>
      <text:p text:style-name="P11"><text:span text:style-name="T12"><text:tab/>-<text:tab/>pilih TextField, </text:span><text:span text:style-name="T17">letakkan disebelah kanan Label</text:span><text:span text:style-name="T12"> </text:span><text:span text:style-name="T19">N</text:span><text:span text:style-name="T21">ama</text:span></text:p>
      <text:p text:style-name="P11"><text:span text:style-name="T12"><text:tab/>-<text:tab/>klik kanan kemudian pilih </text:span><text:span text:style-name="T8">Edit Text </text:span><text:span text:style-name="T12">dan hapus supaya kosong</text:span></text:p>
      <text:p text:style-name="P11"><text:span text:style-name="T12"><text:tab/>-<text:tab/>klik kanan kemudian pilih </text:span><text:span text:style-name="T8">Change Variable Name</text:span><text:span text:style-name="T12"> dan beri nama </text:span><text:span text:style-name="T19">txtNama</text:span></text:p>
      <text:p text:style-name="P27"><text:span text:style-name="T24"><text:tab/>-<text:tab/>pilih TextField, </text:span><text:span text:style-name="T29">letakkan disebelah kanan Label</text:span><text:span text:style-name="T24"> </text:span><text:span text:style-name="T22">TTL</text:span></text:p>
      <text:p text:style-name="P28"><text:span text:style-name="T12"><text:tab/>-<text:tab/>klik kanan kemudian pilih </text:span><text:span text:style-name="T8">Edit Text </text:span><text:span text:style-name="T12">dan hapus supaya kosong</text:span></text:p>
      <text:p text:style-name="P28"><text:span text:style-name="T12"><text:tab/>-<text:tab/>klik kanan kemudian pilih </text:span><text:span text:style-name="T8">Change Variable Name</text:span><text:span text:style-name="T12"> dan beri nama </text:span><text:span text:style-name="T19">txt</text:span><text:span text:style-name="T22">Lahir</text:span></text:p>
      <text:p text:style-name="P43"><text:span text:style-name="T12">7.<text:tab/></text:span><text:span text:style-name="T18">M</text:span><text:span text:style-name="T17">embuat 2 buah pilihan Laki – laki dan Perempuan, caranya :</text:span></text:p>
      <text:p text:style-name="P10"><text:span text:style-name="T20"><text:tab/></text:span><text:span text:style-name="T15">-<text:tab/></text:span><text:span text:style-name="T18">Drag and Drop Radio Button dari menu Swing Control</text:span></text:p>
      <text:p text:style-name="P46"><text:span text:style-name="T12">-<text:tab/></text:span><text:span text:style-name="T18">Letakkan bersebelahan</text:span></text:p>
      <text:p text:style-name="P45"><text:span text:style-name="T12">-<text:tab/>untuk Radio Button yang pertama, klik kanan </text:span><text:span text:style-name="T8">Edit Text</text:span><text:span text:style-name="T12"> menjadi </text:span><text:span text:style-name="T19">Laki – laki</text:span><text:span text:style-name="T12"> dan klik kanan </text:span><text:span text:style-name="T8">Change Variable Name</text:span><text:span text:style-name="T12"> menjadi</text:span><text:span text:style-name="T19"> jrLaki</text:span><text:span text:style-name="T12">;</text:span></text:p>
      <text:p text:style-name="P45"><text:span text:style-name="T12">-<text:tab/>untuk Radio Button yang kedua, klik kanan </text:span><text:span text:style-name="T8">Edit Text</text:span><text:span text:style-name="T12"> menjadi </text:span><text:span text:style-name="T19">Perempuan</text:span><text:span text:style-name="T12"> dan klik kanan </text:span><text:span text:style-name="T8">Change Variable Name</text:span><text:span text:style-name="T12"> menjadi </text:span><text:span text:style-name="T19">jrPer</text:span><text:span text:style-name="T12">.</text:span></text:p>
      <text:p text:style-name="P44"><text:span text:style-name="T34">8.<text:tab/></text:span><text:span text:style-name="T36">Membuat 4 buah Check Box untuk </text:span><text:span text:style-name="T40">Olahraga</text:span><text:span text:style-name="T36">, J</text:span><text:span text:style-name="T40">alan – jalan</text:span><text:span text:style-name="T36">, </text:span><text:span text:style-name="T40">Membaca</text:span><text:span text:style-name="T36"> dan </text:span><text:span text:style-name="T40">Tidur</text:span><text:span text:style-name="T36">, caranya :</text:span></text:p>
      <text:p text:style-name="P35"><text:span text:style-name="T33">-<text:tab/>Drag dan Drop Check Box dari menu Swing Control</text:span></text:p>
      <text:p text:style-name="P41"><text:span text:style-name="T33">-<text:tab/>atur posisi nya seperti contoh tugas</text:span></text:p>
      <text:p text:style-name="P47"><text:span text:style-name="T33">-<text:tab/>klik kanan pada </text:span><text:span text:style-name="T38">jCheckBox1</text:span><text:span text:style-name="T33">, </text:span><text:span text:style-name="T43">Edit Text</text:span><text:span text:style-name="T33"> menjadi </text:span><text:span text:style-name="T38">Olahraga</text:span><text:span text:style-name="T33"> dan </text:span><text:span text:style-name="T44">Chane </text:span><text:span text:style-name="T43">Variable Name</text:span><text:span text:style-name="T33"> menjadi </text:span><text:span text:style-name="T38">cbOlahraga</text:span></text:p>
      <text:p text:style-name="P48"><text:span text:style-name="T33">-<text:tab/>klik kanan pada </text:span><text:span text:style-name="T38">jCheckBox2</text:span><text:span text:style-name="T33">, </text:span><text:span text:style-name="T43">Edit Text</text:span><text:span text:style-name="T33"> menjadi </text:span><text:span text:style-name="T38">Jalan – jalan</text:span><text:span text:style-name="T33"> dan </text:span><text:span text:style-name="T44">Change </text:span><text:span text:style-name="T43">Variable Name</text:span><text:span text:style-name="T33"> menjadi </text:span><text:span text:style-name="T38">cbJalan</text:span></text:p>
      <text:p text:style-name="P49"><text:soft-page-break/><text:span text:style-name="T45">-<text:tab/></text:span><text:span text:style-name="T36">klik kanan pada </text:span><text:span text:style-name="T40">jCheckBox</text:span><text:span text:style-name="T38">3</text:span><text:span text:style-name="T36">, </text:span><text:span text:style-name="T47">Edit Text</text:span><text:span text:style-name="T36"> menjadi </text:span><text:span text:style-name="T38">Membaca</text:span><text:span text:style-name="T36"> dan </text:span><text:span text:style-name="T46">Change </text:span><text:span text:style-name="T47">Variable Name</text:span><text:span text:style-name="T36"> menjadi </text:span><text:span text:style-name="T40">cb</text:span><text:span text:style-name="T38">Baca</text:span></text:p>
      <text:p text:style-name="P50"><text:span text:style-name="T41">-<text:tab/></text:span><text:span text:style-name="T42">klik kanan pada </text:span><text:span text:style-name="T40">jCheckBox</text:span><text:span text:style-name="T38">4</text:span><text:span text:style-name="T42">, </text:span><text:span text:style-name="T48">Edit Text</text:span><text:span text:style-name="T42"> menjadi </text:span><text:span text:style-name="T38">Tidur</text:span><text:span text:style-name="T42"> dan </text:span><text:span text:style-name="T32">Change </text:span><text:span text:style-name="T48">Variable Name</text:span><text:span text:style-name="T42"> menjadi </text:span><text:span text:style-name="T40">cb</text:span><text:span text:style-name="T38">Tidur</text:span></text:p>
      <text:p text:style-name="P29"><text:span text:style-name="T36">9.<text:tab/></text:span><text:span text:style-name="T35">Dari Swing Control buat tombol OK dari bentuk </text:span><text:span text:style-name="T39">Button</text:span></text:p>
      <text:p text:style-name="P17"><text:span text:style-name="T33">-<text:tab/>klik kanan pada Button, </text:span><text:span text:style-name="T43">Edit Text</text:span><text:span text:style-name="T33"> menjadi </text:span><text:span text:style-name="T38">OK</text:span></text:p>
      <text:p text:style-name="P12"><text:span text:style-name="T33">-<text:tab/>klik kanan lagi, </text:span><text:span text:style-name="T43">Change Variable Name</text:span><text:span text:style-name="T33"> menjadi </text:span><text:span text:style-name="T38">TombolOK</text:span></text:p>
      <text:p text:style-name="P8"><text:span text:style-name="T55">10</text:span>.<text:tab/>Untuk memanggil form nya ketikan perintah berikut di File Class <text:span text:style-name="T1">Tugas</text:span><text:span text:style-name="T4">Tig</text:span><text:span text:style-name="T1">a</text:span></text:p>
      <text:p text:style-name="P18"/>
      <text:p text:style-name="P13"><text:span text:style-name="T49">public static void</text:span><text:span text:style-name="T24"> </text:span><text:span text:style-name="T19">main</text:span><text:span text:style-name="T24">(String[] args) {</text:span></text:p>
      <text:p text:style-name="P21"><text:span text:style-name="T24">Tugas</text:span><text:span text:style-name="T30">Tig</text:span><text:span text:style-name="T24">aForm f = </text:span><text:span text:style-name="T49">new</text:span><text:span text:style-name="T24"> Tugas</text:span><text:span text:style-name="T30">Tig</text:span><text:span text:style-name="T24">aForm();</text:span></text:p>
      <text:p text:style-name="P20"><text:span text:style-name="T24">f.setVisible(</text:span><text:span text:style-name="T49">true</text:span><text:span text:style-name="T24">);</text:span></text:p>
      <text:p text:style-name="P15">}</text:p>
      <text:p text:style-name="P22"><text:span text:style-name="T24">1</text:span><text:span text:style-name="T30">1</text:span><text:span text:style-name="T24">.<text:tab/></text:span><text:span text:style-name="T26">K</text:span><text:span text:style-name="T24">emudian double klik pada Button OK</text:span></text:p>
      <text:p text:style-name="P19">masukkan perintah – perintah berikut untuk menampilkan apa yang kita input kedalam Text <text:span text:style-name="T55">Area</text:span></text:p>
      <text:p text:style-name="P16">dibawah function TombolOK ketik perintah sebagai berikut :</text:p>
      <text:p text:style-name="P16"/>
      <text:p text:style-name="P14"><text:span text:style-name="T49">private void</text:span><text:span text:style-name="T24"> </text:span><text:span text:style-name="T23">btn</text:span><text:span text:style-name="T19">OKAactionPerformed</text:span><text:span text:style-name="T24">(java.awt.event.ActionEvent evt) {</text:span></text:p>
      <text:p text:style-name="P38"><text:span text:style-name="T24"><text:tab/></text:span></text:p>
      <text:p text:style-name="P38"><text:span text:style-name="T31">// --- menyiapkan variabel</text:span></text:p>
      <text:p text:style-name="P38"><text:span text:style-name="T30"><text:tab/>StringBuffer hobi = new StringBuffer();</text:span></text:p>
      <text:p text:style-name="P39"><text:span text:style-name="T24"><text:s text:c="8"/>StringBuffer kelamin = new StringBuffer();</text:span></text:p>
      <text:p text:style-name="P39"><text:span text:style-name="T24"><text:s text:c="8"/></text:span></text:p>
      <text:p text:style-name="P39"><text:span text:style-name="T24">// </text:span><text:span text:style-name="T31">--- menguji radio button</text:span></text:p>
      <text:p text:style-name="P39"><text:span text:style-name="T24"><text:s text:c="8"/>if(jrLaki.isSelected()) {</text:span></text:p>
      <text:p text:style-name="P39"><text:span text:style-name="T24"><text:s text:c="12"/>kelamin.append(jrLaki.getText());</text:span></text:p>
      <text:p text:style-name="P39"><text:span text:style-name="T24"><text:s text:c="8"/>}</text:span></text:p>
      <text:p text:style-name="P39"><text:span text:style-name="T24"><text:s text:c="8"/>else {</text:span></text:p>
      <text:p text:style-name="P39"><text:span text:style-name="T24"><text:s text:c="12"/>kelamin.append(jrPer.getText());</text:span></text:p>
      <text:p text:style-name="P39"><text:span text:style-name="T24"><text:s text:c="8"/>}</text:span></text:p>
      <text:p text:style-name="P39"><text:span text:style-name="T24"><text:s text:c="8"/></text:span></text:p>
      <text:p text:style-name="P39"><text:span text:style-name="T24">// </text:span><text:span text:style-name="T31">--- menguji check box</text:span></text:p>
      <text:p text:style-name="P39"><text:span text:style-name="T24"><text:s text:c="8"/>if(cbOlahraga.isSelected()) {</text:span></text:p>
      <text:p text:style-name="P39"><text:span text:style-name="T24"><text:s text:c="12"/>if(cbJalan.isSelected()) {</text:span></text:p>
      <text:p text:style-name="P39"><text:span text:style-name="T24"><text:s text:c="16"/>if(cbBaca.isSelected()) {</text:span></text:p>
      <text:p text:style-name="P39"><text:span text:style-name="T24"><text:s text:c="20"/>if(cbTidur.isSelected()) {</text:span></text:p>
      <text:p text:style-name="P39"><text:span text:style-name="T24"><text:s text:c="24"/>hobi.append("Olahraga, Jalan - Jalan, Membaca," + cbTidur.getText());</text:span></text:p>
      <text:p text:style-name="P39"><text:span text:style-name="T24"><text:s text:c="20"/>} else {</text:span></text:p>
      <text:p text:style-name="P39"><text:span text:style-name="T24"><text:s text:c="24"/>hobi.append("Olahraga, Jalan - Jalan, " + cbBaca.getText());</text:span></text:p>
      <text:p text:style-name="P39"><text:span text:style-name="T24"><text:s text:c="20"/>}</text:span></text:p>
      <text:p text:style-name="P39"><text:span text:style-name="T24"><text:s text:c="16"/>} else {</text:span></text:p>
      <text:p text:style-name="P39"><text:span text:style-name="T24"><text:s text:c="20"/>if(cbTidur.isSelected()) {</text:span></text:p>
      <text:p text:style-name="P39"><text:span text:style-name="T24"><text:s text:c="24"/>hobi.append("Olahraga, Jalan - jalan, " + cbTidur.getText());</text:span></text:p>
      <text:p text:style-name="P39"><text:span text:style-name="T24"><text:s text:c="20"/>} else {</text:span></text:p>
      <text:p text:style-name="P39"><text:span text:style-name="T24"><text:s text:c="24"/>hobi.append("Olahraga, " + cbJalan.getText());</text:span></text:p>
      <text:p text:style-name="P39"><text:span text:style-name="T24"><text:s text:c="20"/>}</text:span></text:p>
      <text:p text:style-name="P39"><text:span text:style-name="T24"><text:s text:c="16"/>}</text:span></text:p>
      <text:p text:style-name="P39"><text:span text:style-name="T24"><text:s text:c="12"/>} else {</text:span></text:p>
      <text:p text:style-name="P39"><text:span text:style-name="T24"><text:s text:c="16"/>if(cbBaca.isSelected()) {</text:span></text:p>
      <text:p text:style-name="P39"><text:span text:style-name="T24"><text:s text:c="20"/>if(cbTidur.isSelected()) {</text:span></text:p>
      <text:p text:style-name="P39"><text:span text:style-name="T24"><text:s text:c="24"/>hobi.append("Olahraga, Membaca, " + cbTidur.getText());</text:span></text:p>
      <text:p text:style-name="P39"><text:span text:style-name="T24"><text:s text:c="20"/>} else {</text:span></text:p>
      <text:p text:style-name="P39"><text:soft-page-break/><text:span text:style-name="T24"><text:s text:c="24"/>hobi.append("Olahraga, " + cbBaca.getText());</text:span></text:p>
      <text:p text:style-name="P39"><text:span text:style-name="T24"><text:s text:c="20"/>}</text:span></text:p>
      <text:p text:style-name="P39"><text:span text:style-name="T24"><text:s text:c="16"/>} else {</text:span></text:p>
      <text:p text:style-name="P39"><text:span text:style-name="T24"><text:s text:c="20"/>if(cbTidur.isSelected()) {</text:span></text:p>
      <text:p text:style-name="P39"><text:span text:style-name="T24"><text:s text:c="24"/>hobi.append("Olahraga, " + cbTidur.getText());</text:span></text:p>
      <text:p text:style-name="P39"><text:span text:style-name="T24"><text:s text:c="20"/>} else {</text:span></text:p>
      <text:p text:style-name="P39"><text:span text:style-name="T24"><text:s text:c="24"/>hobi.append(cbOlahraga.getText());</text:span></text:p>
      <text:p text:style-name="P39"><text:span text:style-name="T24"><text:s text:c="20"/>}</text:span></text:p>
      <text:p text:style-name="P39"><text:span text:style-name="T24"><text:s text:c="16"/>}</text:span></text:p>
      <text:p text:style-name="P39"><text:span text:style-name="T24"><text:s text:c="12"/>}</text:span></text:p>
      <text:p text:style-name="P39"><text:span text:style-name="T24"><text:s text:c="8"/>}</text:span></text:p>
      <text:p text:style-name="P39"><text:span text:style-name="T24"><text:s text:c="8"/></text:span></text:p>
      <text:p text:style-name="P39"><text:span text:style-name="T24"><text:s text:c="8"/>else if(cbJalan.isSelected()) {</text:span></text:p>
      <text:p text:style-name="P39"><text:span text:style-name="T24"><text:s text:c="12"/>if(cbBaca.isSelected()) {</text:span></text:p>
      <text:p text:style-name="P39"><text:span text:style-name="T24"><text:s text:c="16"/>if(cbTidur.isSelected()) {</text:span></text:p>
      <text:p text:style-name="P39"><text:span text:style-name="T24"><text:s text:c="20"/>hobi.append("Jalan - jalan, Membaca, " + cbTidur.getText());</text:span></text:p>
      <text:p text:style-name="P39"><text:span text:style-name="T24"><text:s text:c="16"/>} else {</text:span></text:p>
      <text:p text:style-name="P39"><text:span text:style-name="T24"><text:s text:c="20"/>hobi.append("Jalan - jalan, " + cbBaca.getText());</text:span></text:p>
      <text:p text:style-name="P39"><text:span text:style-name="T24"><text:s text:c="16"/>}</text:span></text:p>
      <text:p text:style-name="P39"><text:span text:style-name="T24"><text:s text:c="12"/>} else {</text:span></text:p>
      <text:p text:style-name="P39"><text:span text:style-name="T24"><text:s text:c="16"/>if(cbTidur.isSelected()) {</text:span></text:p>
      <text:p text:style-name="P39"><text:span text:style-name="T24"><text:s text:c="20"/>hobi.append("Jalan - jalan, " + cbTidur.getText());</text:span></text:p>
      <text:p text:style-name="P39"><text:span text:style-name="T24"><text:s text:c="16"/>} else {</text:span></text:p>
      <text:p text:style-name="P39"><text:span text:style-name="T24"><text:s text:c="20"/>hobi.append(cbJalan.getText());</text:span></text:p>
      <text:p text:style-name="P39"><text:span text:style-name="T24"><text:s text:c="16"/>}</text:span></text:p>
      <text:p text:style-name="P39"><text:span text:style-name="T24"><text:s text:c="12"/>}</text:span></text:p>
      <text:p text:style-name="P39"><text:span text:style-name="T24"><text:s text:c="8"/>}</text:span></text:p>
      <text:p text:style-name="P39"><text:span text:style-name="T24"><text:s text:c="8"/></text:span></text:p>
      <text:p text:style-name="P39"><text:span text:style-name="T24"><text:s text:c="8"/>else if(cbBaca.isSelected()) {</text:span></text:p>
      <text:p text:style-name="P39"><text:span text:style-name="T24"><text:s text:c="12"/>if(cbTidur.isSelected()) {</text:span></text:p>
      <text:p text:style-name="P39"><text:span text:style-name="T24"><text:s text:c="16"/>hobi.append("Membaca, "+cbTidur.getText());</text:span></text:p>
      <text:p text:style-name="P39"><text:span text:style-name="T24"><text:s text:c="12"/>} else {</text:span></text:p>
      <text:p text:style-name="P39"><text:span text:style-name="T24"><text:s text:c="12"/>hobi.append(cbBaca.getText());</text:span></text:p>
      <text:p text:style-name="P39"><text:span text:style-name="T24"><text:s text:c="12"/>}</text:span></text:p>
      <text:p text:style-name="P39"><text:span text:style-name="T24"><text:s text:c="8"/>}</text:span></text:p>
      <text:p text:style-name="P39"><text:span text:style-name="T24"><text:s text:c="8"/></text:span></text:p>
      <text:p text:style-name="P39"><text:span text:style-name="T24"><text:s text:c="8"/>else if (cbTidur.isSelected()) {</text:span></text:p>
      <text:p text:style-name="P39"><text:span text:style-name="T24"><text:s text:c="12"/>hobi.append(cbTidur.getText());</text:span></text:p>
      <text:p text:style-name="P39"><text:span text:style-name="T24"><text:s text:c="8"/>}</text:span></text:p>
      <text:p text:style-name="P39"><text:span text:style-name="T24"><text:s text:c="8"/></text:span></text:p>
      <text:p text:style-name="P39"><text:span text:style-name="T24"><text:s text:c="8"/>textHasil.setText("Nama : " + txtNama.getText() + "\n" + </text:span></text:p>
      <text:p text:style-name="P39"><text:span text:style-name="T24"><text:s text:c="16"/>"Lahir : " + txtLahir.getText() + "\n" +</text:span></text:p>
      <text:p text:style-name="P39"><text:span text:style-name="T24"><text:s text:c="16"/>"Jenis Kelamin : " + kelamin + "\n" +</text:span></text:p>
      <text:p text:style-name="P39"><text:span text:style-name="T24"><text:s text:c="16"/>"Hobi : " + hobi);</text:span></text:p>
      <text:p text:style-name="P16">}</text:p>
      <text:p text:style-name="P6"><text:span text:style-name="T24">11.<text:tab/></text:span><text:span text:style-name="T27">RUN!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anumSquare" svg:font-family="NanumSquar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00:47:48.622761420</meta:creation-date>
    <dc:date>2017-07-25T10:59:44.513119291</dc:date>
    <meta:editing-duration>PT8M6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3" meta:paragraph-count="138" meta:word-count="754" meta:character-count="6098" meta:non-whitespace-character-count="4366"/>
  </office:meta>
</office:document-meta>
</file>